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46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5.295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10.751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5.533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2.342cm"/>
    </style:style>
    <style:style style:name="co12" style:family="table-column">
      <style:table-column-properties fo:break-before="auto" style:column-width="29.115cm"/>
    </style:style>
    <style:style style:name="co13" style:family="table-column">
      <style:table-column-properties fo:break-before="auto" style:column-width="4.819cm"/>
    </style:style>
    <style:style style:name="co14" style:family="table-column">
      <style:table-column-properties fo:break-before="auto" style:column-width="1.937cm"/>
    </style:style>
    <style:style style:name="co15" style:family="table-column">
      <style:table-column-properties fo:break-before="auto" style:column-width="7.329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0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OVERVIEW OF BOM – see sheets below</text:p>
          </table:table-cell>
          <table:table-cell/>
        </table:table-row>
        <table:table-row table:style-name="ro2">
          <table:table-cell office:value-type="string" calcext:value-type="string">
            <text:p>V0.1 – proof of concept, get microphone array fully working</text:p>
          </table:table-cell>
          <table:table-cell/>
        </table:table-row>
        <table:table-row table:style-name="ro3">
          <table:table-cell office:value-type="string" calcext:value-type="string">
            <text:p>V0.2 – put microphone array into a wearable form factor, make battery powered to experiment with wireless running</text:p>
          </table:table-cell>
          <table:table-cell/>
        </table:table-row>
        <table:table-row table:style-name="ro3">
          <table:table-cell office:value-type="string" calcext:value-type="string">
            <text:p>V0.3 – add applications processor for digital signal processing and streaming of audio over bluetooth/wifi, refine wearable casing for comfort</text:p>
          </table:table-cell>
          <table:table-cell/>
        </table:table-row>
        <table:table-row table:style-name="ro3">
          <table:table-cell office:value-type="string" calcext:value-type="string">
            <text:p>V0.3+ - NOT included in this application, but further versions will implement optics so users can see live captions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 calcext:value-type="string">
            <text:p>TOTAL ASK (3 iterations):</text:p>
          </table:table-cell>
          <table:table-cell table:style-name="ce3" table:formula="of:=[$'v0.1'.M47]+[$'v0.2'.M45]+[$'v0.3'.N45]" office:value-type="currency" office:currency="CAD" office:value="1513.9848" calcext:value-type="currency">
            <text:p>$1,513.98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0.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XIMUM_PACKAGE_HEIGHT</text:p>
          </table:table-cell>
          <table:table-cell office:value-type="string" calcext:value-type="string">
            <text:p><text:s/>PARTREV</text:p>
          </table:table-cell>
          <table:table-cell office:value-type="string" calcext:value-type="string">
            <text:p><text:s/>STANDARD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Digikey cost (CAD) at 3 units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4">
          <table:table-cell office:value-type="string" calcext:value-type="string">
            <text:p>C10 C7 C6 C11 C12 C13 C14 C15 C16 C4 C2 C20 C22 C2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4KA5NNNC/3886701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CL05A104KA5NNNC</text:p>
          </table:table-cell>
          <table:table-cell office:value-type="float" office:value="0.1148" calcext:value-type="float">
            <text:p>0.1148</text:p>
          </table:table-cell>
          <table:table-cell/>
        </table:table-row>
        <table:table-row table:style-name="ro4">
          <table:table-cell office:value-type="string" calcext:value-type="string">
            <text:p>C17 C5 C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6MP5NUNC/388710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CL05A106MP5NUNC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4">
          <table:table-cell office:value-type="string" calcext:value-type="string">
            <text:p>C18 C1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emet/CBR04C270J5GAC/1270121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BR04C270J5GAC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4">
          <table:table-cell office:value-type="string" calcext:value-type="string">
            <text:p>C8 C9 C3 C21 C23 C2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murata-electronics/GRT155C80J105KE01J/139049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GRT155C80J105KE01J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4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3010SECK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ingbright/APA3010SECK-GX/308481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APA3010SECK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4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5mm_Mask1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ico:USB-A</text:p>
          </table:table-cell>
          <table:table-cell office:value-type="string" calcext:value-type="string">
            <text:p><text:s/>~</text:p>
          </table:table-cell>
          <table:table-cell table:number-columns-repeated="4"/>
          <table:table-cell office:value-type="string" calcext:value-type="string">
            <text:p>https://www.digikey.ca/en/products/detail/samtec-inc/USB-AM-S-F-W-TH/6692093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B-AM-S-F-W-TH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4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 Prog</text:p>
          </table:table-cell>
          <table:table-cell office:value-type="string" calcext:value-type="string">
            <text:p>mico:SMD_1x04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R3 R8 R1 R10 R9 R12 R11 R14 R1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JT10K0/175820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JT10K0</text:p>
          </table:table-cell>
          <table:table-cell office:value-type="float" office:value="0.153" calcext:value-type="float">
            <text:p>0.153</text:p>
          </table:table-cell>
          <table:table-cell/>
        </table:table-row>
        <table:table-row table:style-name="ro4">
          <table:table-cell office:value-type="string" calcext:value-type="string">
            <text:p>R4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27R0/4439986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27R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4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470R/176138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470R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4">
          <table:table-cell office:value-type="string" calcext:value-type="string">
            <text:p>R7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1K00/176175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FT1K00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4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_2Pole</text:p>
          </table:table-cell>
          <table:table-cell office:value-type="string" calcext:value-type="string">
            <text:p>mico:SMD_1x02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ico:SMD_1x01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1826D.pdf</text:p>
          </table:table-cell>
          <table:table-cell table:number-columns-repeated="4"/>
          <table:table-cell office:value-type="string" calcext:value-type="string">
            <text:p>https://www.digikey.ca/en/products/detail/microchip-technology/MCP1702T-1802E-CB/109846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CP1702T-1802E/CB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4">
          <table:table-cell office:value-type="string" calcext:value-type="string">
            <text:p>U2 U6 U7 U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3DB01HPTR</text:p>
          </table:table-cell>
          <table:table-cell office:value-type="string" calcext:value-type="string">
            <text:p>mico:MIC_SPH0641LU4H-1</text:p>
          </table:table-cell>
          <table:table-cell table:number-columns-repeated="5"/>
          <table:table-cell office:value-type="string" calcext:value-type="string">
            <text:p>https://www.digikey.ca/en/products/detail/stmicroelectronics/MP23DB01HPTR/12337705?s=N4IgTCBcDaILIAUwGYAiAhADARgBIIBUAlEAXQF8g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P23DB01HPTR</text:p>
          </table:table-cell>
          <table:table-cell office:value-type="float" office:value="10.08" calcext:value-type="float">
            <text:p>10.08</text:p>
          </table:table-cell>
          <table:table-cell/>
        </table:table-row>
        <table:table-row table:style-name="ro4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</text:p>
          </table:table-cell>
          <table:table-cell office:value-type="string" calcext:value-type="string">
            <text:p>mico:PSON50P300X200X60-9N</text:p>
          </table:table-cell>
          <table:table-cell table:number-columns-repeated="5"/>
          <table:table-cell office:value-type="string" calcext:value-type="string">
            <text:p>https://www.digikey.ca/en/products/detail/winbond-electronics/W25Q80DVUXIE-TR/515506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25Q80DVUXIE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4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mico:QFN40P700X700X90-57N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0.9 mm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IPC 7351B</text:p>
          </table:table-cell>
          <table:table-cell office:value-type="string" calcext:value-type="string">
            <text:p>https://www.digikey.ca/en/products/detail/raspberry-pi/SC0914-13/14306010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C0914(13)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4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30B-12.000-20-3050-EXT-TR</text:p>
          </table:table-cell>
          <table:table-cell office:value-type="string" calcext:value-type="string">
            <text:p>Crystal:Crystal_SMD_5032-4Pin_5.0x3.2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raltron-electronics/H130B-12-000-20-3050-EXT-TR/13150898?s=N4IgTCBcDaIBIEYDMAGAQgWgWAdC-GYKGqArMQKIAaAKhjQEogC6Avk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H130B-12.000-20-3050-EXT-TR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TOTAL:</text:p>
          </table:table-cell>
          <table:table-cell office:value-type="float" office:value="18.3868" calcext:value-type="float">
            <text:p>18.3868</text:p>
          </table:table-cell>
          <table:table-cell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10"/>
          <table:table-cell office:value-type="string" calcext:value-type="string">
            <text:p>Number of boards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 calcext:value-type="string">
            <text:p>Total Parts cost:</text:p>
          </table:table-cell>
          <table:table-cell/>
          <table:table-cell table:formula="of:=[.M32]*[.L35]" office:value-type="float" office:value="91.934" calcext:value-type="float">
            <text:p>91.934</text:p>
          </table:table-cell>
          <table:table-cell/>
        </table:table-row>
        <table:table-row table:style-name="ro4">
          <table:table-cell table:number-columns-repeated="14"/>
        </table:table-row>
        <table:table-row table:style-name="ro4">
          <table:table-cell table:number-columns-repeated="10"/>
          <table:table-cell office:value-type="string" calcext:value-type="string">
            <text:p>PCB Cost:</text:p>
          </table:table-cell>
          <table:table-cell/>
          <table:table-cell table:style-name="ce3" office:value-type="currency" office:currency="CAD" office:value="80" calcext:value-type="currency">
            <text:p>$80.00</text:p>
          </table:table-cell>
          <table:table-cell/>
        </table:table-row>
        <table:table-row table:style-name="ro4">
          <table:table-cell table:number-columns-repeated="10"/>
          <table:table-cell office:value-type="string" calcext:value-type="string">
            <text:p>Stencil Cost: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table:number-columns-repeated="10"/>
          <table:table-cell office:value-type="string" calcext:value-type="string">
            <text:p>Solder wick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string" calcext:value-type="string">
            <text:p>https://www.amazon.ca/gp/product/B007Z7Y7XM/ref=ppx_yo_dt_b_asin_title_o05_s00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Solder <text:s/>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string" calcext:value-type="string">
            <text:p>https://www.amazon.ca/gp/product/B06XKSSQDF/ref=ppx_yo_dt_b_asin_title_o09_s01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Tweezers set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string" calcext:value-type="string">
            <text:p>https://www.amazon.ca/gp/product/B07N2QGS75/ref=ppx_yo_dt_b_asin_title_o02_s01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USB cables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https://www.amazon.ca/gp/product/B00P0ES0TE/ref=ppx_yo_dt_b_asin_title_o06_s00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Solder flux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string" calcext:value-type="string">
            <text:p>https://www.amazon.ca/gp/product/B08ZT19JJS/ref=ppx_yo_dt_b_asin_title_o09_s00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SMD solder hotplate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string" calcext:value-type="string">
            <text:p>https://www.amazon.ca/gp/product/B000B2WOWE/ref=ppx_yo_dt_b_asin_title_o04_s00?ie=UTF8&amp;psc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Jumper wires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string" calcext:value-type="string">
            <text:p>https://www.amazon.ca/gp/product/B01M1IEUAF/ref=ppx_yo_dt_b_asin_title_o07_s00?ie=UTF8&amp;psc=1</text:p>
          </table:table-cell>
        </table:table-row>
        <table:table-row table:style-name="ro4">
          <table:table-cell table:number-columns-repeated="10"/>
          <table:table-cell table:style-name="ce4" office:value-type="string" calcext:value-type="string">
            <text:p>TOTAL:</text:p>
          </table:table-cell>
          <table:table-cell table:style-name="ce4"/>
          <table:table-cell table:style-name="ce5" table:formula="of:=SUM([.M36:.M46])" office:value-type="currency" office:currency="CAD" office:value="329.064" calcext:value-type="currency">
            <text:p>$329.06</text:p>
          </table:table-cell>
          <table:table-cell/>
        </table:table-row>
      </table:table>
      <table:table table:name="v0.2" table:style-name="ta1"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XIMUM_PACKAGE_HEIGHT</text:p>
          </table:table-cell>
          <table:table-cell office:value-type="string" calcext:value-type="string">
            <text:p><text:s/>PARTREV</text:p>
          </table:table-cell>
          <table:table-cell office:value-type="string" calcext:value-type="string">
            <text:p><text:s/>STANDARD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Digikey cost (CAD) EACH at 3 units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4">
          <table:table-cell office:value-type="string" calcext:value-type="string">
            <text:p>C10 C7 C6 C11 C12 C13 C14 C15 C16 C4 C2 C20 C22 C2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4KA5NNNC/3886701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CL05A104KA5NNNC</text:p>
          </table:table-cell>
          <table:table-cell office:value-type="float" office:value="0.1148" calcext:value-type="float">
            <text:p>0.1148</text:p>
          </table:table-cell>
          <table:table-cell/>
        </table:table-row>
        <table:table-row table:style-name="ro4">
          <table:table-cell office:value-type="string" calcext:value-type="string">
            <text:p>C17 C5 C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6MP5NUNC/388710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CL05A106MP5NUNC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4">
          <table:table-cell office:value-type="string" calcext:value-type="string">
            <text:p>C18 C1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emet/CBR04C270J5GAC/1270121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BR04C270J5GAC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4">
          <table:table-cell office:value-type="string" calcext:value-type="string">
            <text:p>C8 C9 C3 C21 C23 C2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murata-electronics/GRT155C80J105KE01J/139049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GRT155C80J105KE01J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4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3010SECK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ingbright/APA3010SECK-GX/308481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APA3010SECK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4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5mm_Mask1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ico:USB-A</text:p>
          </table:table-cell>
          <table:table-cell office:value-type="string" calcext:value-type="string">
            <text:p><text:s/>~</text:p>
          </table:table-cell>
          <table:table-cell table:number-columns-repeated="4"/>
          <table:table-cell office:value-type="string" calcext:value-type="string">
            <text:p>https://www.digikey.ca/en/products/detail/samtec-inc/USB-AM-S-F-W-TH/6692093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B-AM-S-F-W-TH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4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 Prog</text:p>
          </table:table-cell>
          <table:table-cell office:value-type="string" calcext:value-type="string">
            <text:p>mico:SMD_1x04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R3 R8 R1 R10 R9 R12 R11 R14 R1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JT10K0/175820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JT10K0</text:p>
          </table:table-cell>
          <table:table-cell office:value-type="float" office:value="0.153" calcext:value-type="float">
            <text:p>0.153</text:p>
          </table:table-cell>
          <table:table-cell/>
        </table:table-row>
        <table:table-row table:style-name="ro4">
          <table:table-cell office:value-type="string" calcext:value-type="string">
            <text:p>R4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27R0/4439986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27R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4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470R/176138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470R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4">
          <table:table-cell office:value-type="string" calcext:value-type="string">
            <text:p>R7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1K00/176175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FT1K00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4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_2Pole</text:p>
          </table:table-cell>
          <table:table-cell office:value-type="string" calcext:value-type="string">
            <text:p>mico:SMD_1x02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ico:SMD_1x01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1826D.pdf</text:p>
          </table:table-cell>
          <table:table-cell table:number-columns-repeated="4"/>
          <table:table-cell office:value-type="string" calcext:value-type="string">
            <text:p>https://www.digikey.ca/en/products/detail/microchip-technology/MCP1702T-1802E-CB/109846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CP1702T-1802E/CB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4">
          <table:table-cell office:value-type="string" calcext:value-type="string">
            <text:p>U2 U6 U7 U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3DB01HPTR</text:p>
          </table:table-cell>
          <table:table-cell office:value-type="string" calcext:value-type="string">
            <text:p>mico:MIC_SPH0641LU4H-1</text:p>
          </table:table-cell>
          <table:table-cell table:number-columns-repeated="5"/>
          <table:table-cell office:value-type="string" calcext:value-type="string">
            <text:p>https://www.digikey.ca/en/products/detail/stmicroelectronics/MP23DB01HPTR/12337705?s=N4IgTCBcDaILIAUwGYAiAhADARgBIIBUAlEAXQF8g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P23DB01HPTR</text:p>
          </table:table-cell>
          <table:table-cell office:value-type="float" office:value="10.08" calcext:value-type="float">
            <text:p>10.08</text:p>
          </table:table-cell>
          <table:table-cell/>
        </table:table-row>
        <table:table-row table:style-name="ro4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</text:p>
          </table:table-cell>
          <table:table-cell office:value-type="string" calcext:value-type="string">
            <text:p>mico:PSON50P300X200X60-9N</text:p>
          </table:table-cell>
          <table:table-cell table:number-columns-repeated="5"/>
          <table:table-cell office:value-type="string" calcext:value-type="string">
            <text:p>https://www.digikey.ca/en/products/detail/winbond-electronics/W25Q80DVUXIE-TR/515506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25Q80DVUXIE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4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mico:QFN40P700X700X90-57N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0.9 mm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IPC 7351B</text:p>
          </table:table-cell>
          <table:table-cell office:value-type="string" calcext:value-type="string">
            <text:p>https://www.digikey.ca/en/products/detail/raspberry-pi/SC0914-13/14306010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C0914(13)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4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30B-12.000-20-3050-EXT-TR</text:p>
          </table:table-cell>
          <table:table-cell office:value-type="string" calcext:value-type="string">
            <text:p>Crystal:Crystal_SMD_5032-4Pin_5.0x3.2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raltron-electronics/H130B-12-000-20-3050-EXT-TR/13150898?s=N4IgTCBcDaIBIEYDMAGAQgWgWAdC-GYKGqArMQKIAaAKhjQEogC6Avk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H130B-12.000-20-3050-EXT-TR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00 mAh lithium polymer batteries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table:formula="of:=[.K21]*[.B21]" office:value-type="float" office:value="30" calcext:value-type="float">
            <text:p>30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thium polymer battery charge controller</text:p>
          </table:table-cell>
          <table:table-cell/>
          <table:table-cell office:value-type="string" calcext:value-type="string">
            <text:p>https://cdn.sparkfun.com/assets/learn_tutorials/6/9/5/MCP738312.pdf</text:p>
          </table:table-cell>
          <table:table-cell table:number-columns-repeated="4"/>
          <table:table-cell office:value-type="string" calcext:value-type="string">
            <text:p>https://www.digikey.ca/en/products/detail/microchip-technology/MCP73831T-2ACI-OT/9643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[.K22]*[.B22]" office:value-type="float" office:value="3.03" calcext:value-type="float">
            <text:p>3.03</text:p>
          </table:table-cell>
          <table:table-cell/>
        </table:table-row>
        <table:table-row table:style-name="ro4">
          <table:table-cell table:number-columns-repeated="12"/>
          <table:table-cell table:formula="of:=[.K23]*[.B23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table:formula="of:=[.K24]*[.B24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table:formula="of:=[.K25]*[.B25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table:formula="of:=[.K26]*[.B26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table:formula="of:=[.K27]*[.B27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table:formula="of:=[.K28]*[.B28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TOTAL:</text:p>
          </table:table-cell>
          <table:table-cell table:formula="of:=SUM([.M2:.M31])" office:value-type="float" office:value="51.4168" calcext:value-type="float">
            <text:p>51.4168</text:p>
          </table:table-cell>
          <table:table-cell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10"/>
          <table:table-cell office:value-type="string" calcext:value-type="string">
            <text:p>Number of boards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 calcext:value-type="string">
            <text:p>Total Parts cost:</text:p>
          </table:table-cell>
          <table:table-cell/>
          <table:table-cell table:formula="of:=[.M32]*[.L35]" office:value-type="float" office:value="154.2504" calcext:value-type="float">
            <text:p>154.2504</text:p>
          </table:table-cell>
          <table:table-cell/>
        </table:table-row>
        <table:table-row table:style-name="ro4">
          <table:table-cell table:number-columns-repeated="14"/>
        </table:table-row>
        <table:table-row table:style-name="ro4">
          <table:table-cell table:number-columns-repeated="10"/>
          <table:table-cell office:value-type="string" calcext:value-type="string">
            <text:p>Rigid PCB + stencil Cost (PCBWAY):</text:p>
          </table:table-cell>
          <table:table-cell/>
          <table:table-cell table:style-name="ce6" office:value-type="float" office:value="94.68" calcext:value-type="float">
            <text:p>94.68</text:p>
          </table:table-cell>
          <table:table-cell/>
        </table:table-row>
        <table:table-row table:style-name="ro4">
          <table:table-cell table:number-columns-repeated="10"/>
          <table:table-cell office:value-type="string" calcext:value-type="string">
            <text:p>Flex PCB + Stencil (PCBWAY):</text:p>
          </table:table-cell>
          <table:table-cell/>
          <table:table-cell table:style-name="ce6" office:value-type="float" office:value="205.42" calcext:value-type="float">
            <text:p>205.42</text:p>
          </table:table-cell>
          <table:table-cell/>
        </table:table-row>
        <table:table-row table:style-name="ro4">
          <table:table-cell table:number-columns-repeated="10"/>
          <table:table-cell office:value-type="string" calcext:value-type="string">
            <text:p>30 awg Silicone Electrical Wire Cabl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amazon.ca/Silicone-Electrical-Electronics-Stranded-Flexible/dp/B07THYFTJY/ref=sr_1_9?crid=14KGT9S3LNSRF&amp;keywords=30%2Bawg%2Bwire&amp;qid=1647450754&amp;sprefix=30%2Bawg%2Bwire%2Caps%2C77&amp;sr=8-9&amp;th=1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Estimated 3D print cost: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4">
          <table:table-cell table:number-columns-repeated="10"/>
          <table:table-cell office:value-type="string" calcext:value-type="string">
            <text:p>Glasses lenses cost (quantity 2 pairs)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10"/>
          <table:table-cell table:style-name="ce4" office:value-type="string" calcext:value-type="string">
            <text:p>TOTAL:</text:p>
          </table:table-cell>
          <table:table-cell table:style-name="ce4"/>
          <table:table-cell table:style-name="ce5" table:formula="of:=[.M36]+[.M38]+[.M39]+[.M41]+[.M40]+[.M42]+['v0.3'.N43]" office:value-type="currency" office:currency="CAD" office:value="595.4204" calcext:value-type="currency">
            <text:p>$595.42</text:p>
          </table:table-cell>
          <table:table-cell/>
        </table:table-row>
      </table:table>
      <table:table table:name="v0.3" table:style-name="ta1"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AXIMUM_PACKAGE_HEIGHT</text:p>
          </table:table-cell>
          <table:table-cell office:value-type="string" calcext:value-type="string">
            <text:p><text:s/>PARTREV</text:p>
          </table:table-cell>
          <table:table-cell office:value-type="string" calcext:value-type="string">
            <text:p><text:s/>STANDARD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Digikey cost (CAD) EACH at 3 units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4">
          <table:table-cell office:value-type="string" calcext:value-type="string">
            <text:p>C10 C7 C6 C11 C12 C13 C14 C15 C16 C4 C2 C20 C22 C2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4KA5NNNC/3886701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CL05A104KA5NNNC</text:p>
          </table:table-cell>
          <table:table-cell office:value-type="float" office:value="0.1148" calcext:value-type="float">
            <text:p>0.1148</text:p>
          </table:table-cell>
          <table:table-cell/>
        </table:table-row>
        <table:table-row table:style-name="ro4">
          <table:table-cell office:value-type="string" calcext:value-type="string">
            <text:p>C17 C5 C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amsung-electro-mechanics/CL05A106MP5NUNC/388710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CL05A106MP5NUNC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4">
          <table:table-cell office:value-type="string" calcext:value-type="string">
            <text:p>C18 C1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/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emet/CBR04C270J5GAC/1270121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BR04C270J5GAC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4">
          <table:table-cell office:value-type="string" calcext:value-type="string">
            <text:p>C8 C9 C3 C21 C23 C2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murata-electronics/GRT155C80J105KE01J/139049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GRT155C80J105KE01J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4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3010SECK</text:p>
          </table:table-cell>
          <table:table-cell/>
          <table:table-cell office:value-type="string" calcext:value-type="string">
            <text:p>LED_SMD:LED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kingbright/APA3010SECK-GX/308481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APA3010SECK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4">
          <table:table-cell office:value-type="string" calcext:value-type="string">
            <text:p>FID1 FID2 FI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  <table:table-cell office:value-type="string" calcext:value-type="string">
            <text:p>Fiducial:Fiducial_0.5mm_Mask1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/>
          <table:table-cell office:value-type="string" calcext:value-type="string">
            <text:p>mico:USB-A</text:p>
          </table:table-cell>
          <table:table-cell office:value-type="string" calcext:value-type="string">
            <text:p><text:s/>~</text:p>
          </table:table-cell>
          <table:table-cell table:number-columns-repeated="4"/>
          <table:table-cell office:value-type="string" calcext:value-type="string">
            <text:p>https://www.digikey.ca/en/products/detail/samtec-inc/USB-AM-S-F-W-TH/6692093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USB-AM-S-F-W-TH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4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 Prog</text:p>
          </table:table-cell>
          <table:table-cell/>
          <table:table-cell office:value-type="string" calcext:value-type="string">
            <text:p>mico:SMD_1x04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R3 R8 R1 R10 R9 R12 R11 R14 R1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JT10K0/175820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JT10K0</text:p>
          </table:table-cell>
          <table:table-cell office:value-type="float" office:value="0.153" calcext:value-type="float">
            <text:p>0.153</text:p>
          </table:table-cell>
          <table:table-cell/>
        </table:table-row>
        <table:table-row table:style-name="ro4">
          <table:table-cell office:value-type="string" calcext:value-type="string">
            <text:p>R4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27R0/4439986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27R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4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470R/176138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MCF0402FT470R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4">
          <table:table-cell office:value-type="string" calcext:value-type="string">
            <text:p>R7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stackpole-electronics-inc/RMCF0402FT1K00/176175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MCF0402FT1K00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4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_2Pole</text:p>
          </table:table-cell>
          <table:table-cell/>
          <table:table-cell office:value-type="string" calcext:value-type="string">
            <text:p>mico:SMD_1x02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</text:p>
          </table:table-cell>
          <table:table-cell/>
          <table:table-cell office:value-type="string" calcext:value-type="string">
            <text:p>mico:SMD_1x01_P1.27mm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2</text:p>
          </table:table-cell>
          <table:table-cell/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1826D.pdf</text:p>
          </table:table-cell>
          <table:table-cell table:number-columns-repeated="4"/>
          <table:table-cell office:value-type="string" calcext:value-type="string">
            <text:p>https://www.digikey.ca/en/products/detail/microchip-technology/MCP1702T-1802E-CB/109846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CP1702T-1802E/CB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4">
          <table:table-cell office:value-type="string" calcext:value-type="string">
            <text:p>U2 U6 U7 U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3DB01HPTR</text:p>
          </table:table-cell>
          <table:table-cell/>
          <table:table-cell office:value-type="string" calcext:value-type="string">
            <text:p>mico:MIC_SPH0641LU4H-1</text:p>
          </table:table-cell>
          <table:table-cell table:number-columns-repeated="5"/>
          <table:table-cell office:value-type="string" calcext:value-type="string">
            <text:p>https://www.digikey.ca/en/products/detail/stmicroelectronics/MP23DB01HPTR/12337705?s=N4IgTCBcDaILIAUwGYAiAhADARgBIIBUAlEAXQF8g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P23DB01HPTR</text:p>
          </table:table-cell>
          <table:table-cell office:value-type="float" office:value="10.08" calcext:value-type="float">
            <text:p>10.08</text:p>
          </table:table-cell>
          <table:table-cell/>
        </table:table-row>
        <table:table-row table:style-name="ro4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</text:p>
          </table:table-cell>
          <table:table-cell/>
          <table:table-cell office:value-type="string" calcext:value-type="string">
            <text:p>mico:PSON50P300X200X60-9N</text:p>
          </table:table-cell>
          <table:table-cell table:number-columns-repeated="5"/>
          <table:table-cell office:value-type="string" calcext:value-type="string">
            <text:p>https://www.digikey.ca/en/products/detail/winbond-electronics/W25Q80DVUXIE-TR/515506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W25Q80DVUXIE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4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/>
          <table:table-cell office:value-type="string" calcext:value-type="string">
            <text:p>mico:QFN40P700X700X90-57N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0.9 mm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IPC 7351B</text:p>
          </table:table-cell>
          <table:table-cell office:value-type="string" calcext:value-type="string">
            <text:p>https://www.digikey.ca/en/products/detail/raspberry-pi/SC0914-13/14306010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C0914(13)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4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30B-12.000-20-3050-EXT-TR</text:p>
          </table:table-cell>
          <table:table-cell/>
          <table:table-cell office:value-type="string" calcext:value-type="string">
            <text:p>Crystal:Crystal_SMD_5032-4Pin_5.0x3.2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https://www.digikey.ca/en/products/detail/raltron-electronics/H130B-12-000-20-3050-EXT-TR/13150898?s=N4IgTCBcDaIBIEYDMAGAQgWgWAdC-GYKGqArMQKIAaAKhjQEogC6AvkA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H130B-12.000-20-3050-EXT-TR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00 mAh lithium polymer batteries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  <table:table-cell table:formula="of:=[.L21]*[.B21]" office:value-type="float" office:value="30" calcext:value-type="float">
            <text:p>30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thium polymer battery charge controller</text:p>
          </table:table-cell>
          <table:table-cell table:number-columns-repeated="2"/>
          <table:table-cell office:value-type="string" calcext:value-type="string">
            <text:p>https://cdn.sparkfun.com/assets/learn_tutorials/6/9/5/MCP738312.pdf</text:p>
          </table:table-cell>
          <table:table-cell table:number-columns-repeated="4"/>
          <table:table-cell office:value-type="string" calcext:value-type="string">
            <text:p>https://www.digikey.ca/en/products/detail/microchip-technology/MCP73831T-2ACI-OT/9643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[.L22]*[.B22]" office:value-type="float" office:value="3.03" calcext:value-type="float">
            <text:p>3.03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T41K256M16TW-107</text:p>
          </table:table-cell>
          <table:table-cell office:value-type="string" calcext:value-type="string">
            <text:p>DDR3 memory</text:p>
          </table:table-cell>
          <table:table-cell table:number-columns-repeated="7"/>
          <table:table-cell office:value-type="float" office:value="14.31" calcext:value-type="float">
            <text:p>14.31</text:p>
          </table:table-cell>
          <table:table-cell/>
          <table:table-cell table:formula="of:=[.L23]*[.B23]" office:value-type="float" office:value="14.31" calcext:value-type="float">
            <text:p>14.31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CIMX6Z0DVM09AB</text:p>
          </table:table-cell>
          <table:table-cell office:value-type="string" calcext:value-type="string">
            <text:p>Applications processor</text:p>
          </table:table-cell>
          <table:table-cell table:number-columns-repeated="7"/>
          <table:table-cell office:value-type="float" office:value="8.88" calcext:value-type="float">
            <text:p>8.88</text:p>
          </table:table-cell>
          <table:table-cell/>
          <table:table-cell table:formula="of:=[.L24]*[.B24]" office:value-type="float" office:value="8.88" calcext:value-type="float">
            <text:p>8.88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TL8723BS-VQ-CG</text:p>
          </table:table-cell>
          <table:table-cell office:value-type="string" calcext:value-type="string">
            <text:p>Wifi/BT module chip</text:p>
          </table:table-cell>
          <table:table-cell table:number-columns-repeated="7"/>
          <table:table-cell office:value-type="float" office:value="3.17" calcext:value-type="float">
            <text:p>3.17</text:p>
          </table:table-cell>
          <table:table-cell/>
          <table:table-cell table:formula="of:=[.L25]*[.B25]" office:value-type="float" office:value="3.17" calcext:value-type="float">
            <text:p>3.17</text:p>
          </table:table-cell>
          <table:table-cell/>
        </table:table-row>
        <table:table-row table:style-name="ro4">
          <table:table-cell table:number-columns-repeated="13"/>
          <table:table-cell table:formula="of:=[.L26]*[.B26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3"/>
          <table:table-cell table:formula="of:=[.L27]*[.B27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3"/>
          <table:table-cell table:formula="of:=[.L28]*[.B28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3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3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3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12"/>
          <table:table-cell office:value-type="string" calcext:value-type="string">
            <text:p>TOTAL:</text:p>
          </table:table-cell>
          <table:table-cell table:formula="of:=SUM([.N2:.N31])" office:value-type="float" office:value="77.7768" calcext:value-type="float">
            <text:p>77.7768</text:p>
          </table:table-cell>
          <table:table-cell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number-columns-repeated="11"/>
          <table:table-cell office:value-type="string" calcext:value-type="string">
            <text:p>Number of boards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>
            <text:p>Total Parts cost:</text:p>
          </table:table-cell>
          <table:table-cell/>
          <table:table-cell table:formula="of:=[.N32]*[.M35]" office:value-type="float" office:value="233.3304" calcext:value-type="float">
            <text:p>233.3304</text:p>
          </table:table-cell>
          <table:table-cell/>
        </table:table-row>
        <table:table-row table:style-name="ro4">
          <table:table-cell table:number-columns-repeated="15"/>
        </table:table-row>
        <table:table-row table:style-name="ro4">
          <table:table-cell table:number-columns-repeated="11"/>
          <table:table-cell office:value-type="string" calcext:value-type="string">
            <text:p>Rigid PCB 1 + stencil Cost (PCBWAY):</text:p>
          </table:table-cell>
          <table:table-cell/>
          <table:table-cell table:style-name="ce6" office:value-type="float" office:value="94.68" calcext:value-type="float">
            <text:p>94.68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Flex PCB + Stencil (PCBWAY):</text:p>
          </table:table-cell>
          <table:table-cell/>
          <table:table-cell table:style-name="ce6" office:value-type="float" office:value="205.42" calcext:value-type="float">
            <text:p>205.42</text:p>
          </table:table-cell>
          <table:table-cell/>
        </table:table-row>
        <table:table-row table:style-name="ro4">
          <table:table-cell table:number-columns-repeated="15"/>
        </table:table-row>
        <table:table-row table:style-name="ro4">
          <table:table-cell table:number-columns-repeated="11"/>
          <table:table-cell office:value-type="string" calcext:value-type="string">
            <text:p>Estimated 3D print cost: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Rigid PCB 2 + stencil cost (JLCPCB):</text:p>
          </table:table-cell>
          <table:table-cell/>
          <table:table-cell table:style-name="ce6" office:value-type="float" office:value="202.14" calcext:value-type="float">
            <text:p>202.14</text:p>
          </table:table-cell>
          <table:table-cell/>
        </table:table-row>
        <table:table-row table:style-name="ro4">
          <table:table-cell table:number-columns-repeated="11"/>
          <table:table-cell office:value-type="string" calcext:value-type="string">
            <text:p>Solder paste</text:p>
          </table:table-cell>
          <table:table-cell/>
          <table:table-cell office:value-type="float" office:value="41.07" calcext:value-type="float">
            <text:p>41.07</text:p>
          </table:table-cell>
          <table:table-cell office:value-type="string" calcext:value-type="string">
            <text:p>https://www.amazon.ca/MG-Chemicals-Pneumatic-Dispenser-Dispensing/dp/B00M1RC0YY/ref=sr_1_6?keywords=Solder%2BPaste&amp;qid=1647452217&amp;refinements=p_72%3A11192170011&amp;rnid=11192166011&amp;sr=8-6&amp;th=1</text:p>
          </table:table-cell>
        </table:table-row>
        <table:table-row table:style-name="ro4">
          <table:table-cell table:number-columns-repeated="15"/>
        </table:table-row>
        <table:table-row table:style-name="ro4">
          <table:table-cell table:number-columns-repeated="11"/>
          <table:table-cell table:style-name="ce4" office:value-type="string" calcext:value-type="string">
            <text:p>TOTAL:</text:p>
          </table:table-cell>
          <table:table-cell table:style-name="ce4"/>
          <table:table-cell table:style-name="ce5" table:formula="of:=[.N36]+[.N38]+[.N39]+[.N41]+[.N40]+[.N43]" office:value-type="currency" office:currency="CAD" office:value="589.5004" calcext:value-type="currency">
            <text:p>$589.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00-00-00</text:date>, <text:time style:data-style-name="N2" text:time-value="12:40:45.162318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6T13:42:54.607662437</dc:date>
    <meta:editing-duration>PT31M55S</meta:editing-duration>
    <meta:editing-cycles>6</meta:editing-cycles>
    <meta:document-statistic meta:table-count="4" meta:cell-count="671" meta:object-count="0"/>
  </office:meta>
</office:document-meta>
</file>